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517cm"/>
    </style:style>
    <style:style style:name="Table2.C" style:family="table-column">
      <style:table-column-properties style:column-width="3.519cm"/>
    </style:style>
    <style:style style:name="Table2.E" style:family="table-column">
      <style:table-column-properties style:column-width="3.52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le2.E5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f34f" officeooo:paragraph-rsid="0003f34f"/>
    </style:style>
    <style:style style:name="P2" style:family="paragraph" style:parent-style-name="Standard">
      <style:text-properties fo:font-size="16pt" fo:font-weight="bold" officeooo:rsid="0003f34f" officeooo:paragraph-rsid="0003f34f" style:font-size-asian="16pt" style:font-weight-asian="bold" style:font-size-complex="16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3f34f" officeooo:paragraph-rsid="0003f34f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59d47" officeooo:paragraph-rsid="00059d47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03f34f" officeooo:paragraph-rsid="0003f34f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59d47" officeooo:paragraph-rsid="00059d47" style:font-weight-asian="normal" style:font-weight-complex="normal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03f34f" officeooo:paragraph-rsid="0003f34f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059d47" officeooo:paragraph-rsid="00059d47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07e762" officeooo:paragraph-rsid="0007e762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07f093" officeooo:paragraph-rsid="0007f093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none" fo:font-weight="normal" officeooo:rsid="00060f47" officeooo:paragraph-rsid="00060f47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none" fo:font-weight="normal" officeooo:rsid="00060f47" officeooo:paragraph-rsid="00077a8b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style:text-underline-style="none" fo:font-weight="normal" officeooo:rsid="00077a8b" officeooo:paragraph-rsid="00077a8b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style:text-underline-style="none" fo:font-weight="normal" officeooo:rsid="0007e762" officeooo:paragraph-rsid="0007e762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none" fo:font-weight="normal" officeooo:rsid="00059d47" officeooo:paragraph-rsid="00059d47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none" fo:font-weight="normal" officeooo:rsid="00059d47" officeooo:paragraph-rsid="0007f093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c9211e" fo:font-size="14pt" style:text-underline-style="none" fo:font-weight="normal" officeooo:rsid="0007e762" officeooo:paragraph-rsid="0007e762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a933" fo:font-size="14pt" style:text-underline-style="none" fo:font-weight="normal" officeooo:rsid="0007e762" officeooo:paragraph-rsid="0007e762" style:font-size-asian="14pt" style:font-weight-asian="normal" style:font-size-complex="14pt" style:font-weight-complex="normal"/>
    </style:style>
    <style:style style:name="P19" style:family="paragraph" style:parent-style-name="Standard">
      <style:text-properties officeooo:paragraph-rsid="00059d47"/>
    </style:style>
    <style:style style:name="P20" style:family="paragraph" style:parent-style-name="Standard">
      <style:text-properties officeooo:paragraph-rsid="0007f093"/>
    </style:style>
    <style:style style:name="P21" style:family="paragraph" style:parent-style-name="Standard">
      <style:text-properties fo:color="#ff0000" fo:font-size="14pt" style:text-underline-style="none" fo:font-weight="normal" officeooo:rsid="0007f093" officeooo:paragraph-rsid="0007f093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ff0000" fo:font-size="14pt" style:text-underline-style="none" fo:font-weight="normal" officeooo:rsid="000e0023" officeooo:paragraph-rsid="000e0023" style:font-size-asian="14pt" style:font-weight-asian="normal" style:font-size-complex="14pt" style:font-weight-complex="normal"/>
    </style:style>
    <style:style style:name="P23" style:family="paragraph" style:parent-style-name="Standard">
      <style:text-properties fo:color="#000000" fo:font-size="14pt" style:text-underline-style="none" fo:font-weight="normal" officeooo:rsid="000e0023" officeooo:paragraph-rsid="000e0023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fo:font-size="14pt" style:text-underline-style="none" fo:font-weight="normal" officeooo:rsid="000e0023" officeooo:paragraph-rsid="000e67d8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fo:font-size="14pt" style:text-underline-style="none" fo:font-weight="normal" officeooo:rsid="000e67d8" officeooo:paragraph-rsid="000e67d8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fo:font-size="14pt" style:text-underline-style="none" fo:font-weight="normal" officeooo:rsid="000f23e6" officeooo:paragraph-rsid="000f23e6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fo:font-size="14pt" style:text-underline-style="none" fo:font-weight="bold" officeooo:rsid="000f23e6" officeooo:paragraph-rsid="000f23e6" style:font-size-asian="14pt" style:font-weight-asian="bold" style:font-size-complex="14pt" style:font-weight-complex="bold"/>
    </style:style>
    <style:style style:name="P28" style:family="paragraph" style:parent-style-name="Standard">
      <style:text-properties fo:color="#000000" fo:font-size="14pt" style:text-underline-style="solid" style:text-underline-width="auto" style:text-underline-color="font-color" fo:font-weight="bold" officeooo:rsid="000e0023" officeooo:paragraph-rsid="000e0023" style:font-size-asian="14pt" style:font-weight-asian="bold" style:font-size-complex="14pt" style:font-weight-complex="bold"/>
    </style:style>
    <style:style style:name="P29" style:family="paragraph" style:parent-style-name="Table_20_Contents">
      <style:text-properties officeooo:rsid="00059d47" officeooo:paragraph-rsid="00059d47"/>
    </style:style>
    <style:style style:name="P30" style:family="paragraph" style:parent-style-name="Table_20_Contents">
      <style:text-properties fo:font-size="14pt" officeooo:rsid="00060f47" officeooo:paragraph-rsid="00060f47" style:font-size-asian="14pt" style:font-size-complex="14pt"/>
    </style:style>
    <style:style style:name="P31" style:family="paragraph" style:parent-style-name="Standard">
      <style:text-properties fo:color="#00a933" fo:font-size="14pt" style:text-underline-style="none" fo:font-weight="normal" officeooo:rsid="0007f093" officeooo:paragraph-rsid="0007f093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a933" fo:font-size="14pt" style:text-underline-style="none" fo:font-weight="normal" officeooo:rsid="000e0023" officeooo:paragraph-rsid="000e0023" style:font-size-asian="14pt" style:font-weight-asian="normal" style:font-size-complex="14pt" style:font-weight-complex="normal"/>
    </style:style>
    <style:style style:name="P33" style:family="paragraph" style:parent-style-name="Standard">
      <style:text-properties fo:color="#000000" fo:font-size="14pt" style:text-underline-style="none" fo:font-weight="normal" officeooo:rsid="000e0023" officeooo:paragraph-rsid="000e0023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fo:font-size="14pt" style:text-underline-style="none" fo:font-weight="normal" officeooo:rsid="000e67d8" officeooo:paragraph-rsid="000e67d8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fo:font-size="14pt" style:text-underline-style="none" fo:font-weight="normal" officeooo:rsid="000f23e6" officeooo:paragraph-rsid="000f23e6" style:font-size-asian="14pt" style:font-weight-asian="normal" style:font-size-complex="14pt" style:font-weight-complex="normal"/>
    </style:style>
    <style:style style:name="P36" style:family="paragraph" style:parent-style-name="Standard">
      <style:text-properties fo:color="#000000" fo:font-size="14pt" style:text-underline-style="none" fo:font-weight="normal" officeooo:rsid="0010a4b7" officeooo:paragraph-rsid="0010a4b7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fo:font-size="14pt" style:text-underline-style="solid" style:text-underline-width="auto" style:text-underline-color="font-color" fo:font-weight="normal" officeooo:rsid="000f23e6" officeooo:paragraph-rsid="000f23e6" style:font-size-asian="14pt" style:font-weight-asian="normal" style:font-size-complex="14pt" style:font-weight-complex="normal"/>
    </style:style>
    <style:style style:name="P38" style:family="paragraph" style:parent-style-name="Table_20_Contents">
      <style:text-properties fo:font-size="14pt" style:font-size-asian="14pt" style:font-size-complex="14pt"/>
    </style:style>
    <style:style style:name="P39" style:family="paragraph" style:parent-style-name="Table_20_Contents">
      <style:text-properties fo:font-size="14pt" officeooo:rsid="001119a4" officeooo:paragraph-rsid="001119a4" style:font-size-asian="14pt" style:font-size-complex="14pt"/>
    </style:style>
    <style:style style:name="P40" style:family="paragraph" style:parent-style-name="Table_20_Contents">
      <style:text-properties fo:font-size="14pt" officeooo:rsid="0011b408" officeooo:paragraph-rsid="0011b408" style:font-size-asian="14pt" style:font-size-complex="14pt"/>
    </style:style>
    <style:style style:name="P41" style:family="paragraph" style:parent-style-name="Table_20_Contents">
      <style:text-properties fo:font-size="14pt" officeooo:rsid="00135979" officeooo:paragraph-rsid="00135979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9d47"/>
    </style:style>
    <style:style style:name="T3" style:family="text">
      <style:text-properties officeooo:rsid="00077a8b"/>
    </style:style>
    <style:style style:name="T4" style:family="text">
      <style:text-properties officeooo:rsid="0007a291"/>
    </style:style>
    <style:style style:name="T5" style:family="text">
      <style:text-properties officeooo:rsid="0007f093"/>
    </style:style>
    <style:style style:name="T6" style:family="text">
      <style:text-properties fo:color="#00a933"/>
    </style:style>
    <style:style style:name="T7" style:family="text">
      <style:text-properties fo:font-size="14pt" style:text-underline-style="solid" style:text-underline-width="auto" style:text-underline-color="font-color" fo:font-weight="bold" officeooo:rsid="000970d3" style:font-size-asian="14pt" style:font-weight-asian="bold" style:font-size-complex="14pt" style:font-weight-complex="bold"/>
    </style:style>
    <style:style style:name="T8" style:family="text">
      <style:text-properties fo:font-size="14pt" style:text-underline-style="solid" style:text-underline-width="auto" style:text-underline-color="font-color" fo:font-weight="bold" officeooo:rsid="000a836f" style:font-size-asian="14pt" style:font-weight-asian="bold" style:font-size-complex="14pt" style:font-weight-complex="bold"/>
    </style:style>
    <style:style style:name="T9" style:family="text">
      <style:text-properties fo:font-size="14pt" style:text-underline-style="none" fo:font-weight="normal" officeooo:rsid="000a836f" style:font-size-asian="14pt" style:font-weight-asian="normal" style:font-size-complex="14pt" style:font-weight-complex="normal"/>
    </style:style>
    <style:style style:name="T10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officeooo:rsid="000e67d8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0e67d8" fo:background-color="#ffff00" loext:char-shading-value="0"/>
    </style:style>
    <style:style style:name="T14" style:family="text">
      <style:text-properties fo:background-color="#ff0000" loext:char-shading-value="0"/>
    </style:style>
    <style:style style:name="T15" style:family="text">
      <style:text-properties officeooo:rsid="001119a4"/>
    </style:style>
    <style:style style:name="T16" style:family="text">
      <style:text-properties officeooo:rsid="001359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ort: Stage 1 Experimentation and research</text:p>
      <text:p text:style-name="P1"/>
      <text:p text:style-name="P1">In this section, <text:s/>we evaluate the performance of a grammar based test suite by comparing it against a baseline: a manually constrcuted suite. We evaluate the performance of each test suite using the following <text:span text:style-name="T2">indicators </text:span>:</text:p>
      <text:p text:style-name="P1"/>
      <text:p text:style-name="P1"><text:tab/>1. Time taken to construct the test suite</text:p>
      <text:p text:style-name="P1"><text:tab/>2. Code Coverage</text:p>
      <text:p text:style-name="P1"/>
      <text:p text:style-name="P1"/>
      <text:p text:style-name="P7">Code coverage</text:p>
      <text:p text:style-name="P3"/>
      <text:p text:style-name="P5"/>
      <text:p text:style-name="P6"><text:span text:style-name="T1">Instruction Coverage</text:span>: this metric measures the % of java bytecode instruction executed.</text:p>
      <text:p text:style-name="P6"><text:s/></text:p>
      <text:p text:style-name="P6"><text:span text:style-name="T1">Branch Coverage</text:span>: also known as decision coverage, this metric measured the % of branch (typically if/switch statments) exercised by the test suite. Exceptions are not included.</text:p>
      <text:p text:style-name="P6"/>
      <text:p text:style-name="P6"/>
      <text:p text:style-name="P8">Experimental Setup</text:p>
      <text:p text:style-name="P4"/>
      <text:p text:style-name="P6">The test suites were constructed using a blackbox approach</text:p>
      <text:p text:style-name="P6">For the baseline, the test were constructed by simply looking at the api</text:p>
      <text:p text:style-name="P6">For the grammar suite, The context free grammars were written up then used to construct the test suites</text:p>
      <text:p text:style-name="P6"/>
      <text:p text:style-name="P6"/>
      <text:p text:style-name="P6"/>
      <text:p text:style-name="P4">Test Data</text:p>
      <text:p text:style-name="P4"/>
      <text:p text:style-name="P6">For the purpose of this investigation , libraries of various sizes and complexities were chosen</text:p>
      <text:p text:style-name="P6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9">Library</text:p>
          </table:table-cell>
          <table:table-cell table:style-name="Table1.A1" office:value-type="string">
            <text:p text:style-name="P29">Number of Lines</text:p>
          </table:table-cell>
          <table:table-cell table:style-name="Table1.A1" office:value-type="string">
            <text:p text:style-name="P29">Number of Methods</text:p>
          </table:table-cell>
          <table:table-cell table:style-name="Table1.D1" office:value-type="string">
            <text:p text:style-name="P29">Number of Instructions (java bytecode)</text:p>
          </table:table-cell>
        </table:table-row>
        <table:table-row>
          <table:table-cell table:style-name="Table1.A2" office:value-type="string">
            <text:p text:style-name="P29">Strman</text:p>
          </table:table-cell>
          <table:table-cell table:style-name="Table1.A2" office:value-type="string">
            <text:p text:style-name="P29">358</text:p>
          </table:table-cell>
          <table:table-cell table:style-name="Table1.A2" office:value-type="string">
            <text:p text:style-name="P29">148</text:p>
          </table:table-cell>
          <table:table-cell table:style-name="Table1.D2" office:value-type="string">
            <text:p text:style-name="P29">2049</text:p>
          </table:table-cell>
        </table:table-row>
        <table:table-row>
          <table:table-cell table:style-name="Table1.A2" office:value-type="string">
            <text:p text:style-name="P29">TrieSET (princeton)</text:p>
          </table:table-cell>
          <table:table-cell table:style-name="Table1.A2" office:value-type="string">
            <text:p text:style-name="P29">77</text:p>
          </table:table-cell>
          <table:table-cell table:style-name="Table1.A2" office:value-type="string">
            <text:p text:style-name="P29">16</text:p>
          </table:table-cell>
          <table:table-cell table:style-name="Table1.D2" office:value-type="string">
            <text:p text:style-name="P29">416</text:p>
          </table:table-cell>
        </table:table-row>
        <table:table-row>
          <table:table-cell table:style-name="Table1.A2" office:value-type="string">
            <text:p text:style-name="P29">StringWriter</text:p>
          </table:table-cell>
          <table:table-cell table:style-name="Table1.A2" office:value-type="string">
            <text:p text:style-name="P29">32</text:p>
          </table:table-cell>
          <table:table-cell table:style-name="Table1.A2" office:value-type="string">
            <text:p text:style-name="P29">13</text:p>
          </table:table-cell>
          <table:table-cell table:style-name="Table1.D2" office:value-type="string">
            <text:p text:style-name="P29">119</text:p>
          </table:table-cell>
        </table:table-row>
      </table:table>
      <text:p text:style-name="P6"/>
      <text:p text:style-name="P6"/>
      <text:p text:style-name="P8"/>
      <text:p text:style-name="P10">Grammars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Class: StringWriter</text:p>
      <text:p text:style-name="P20"><text:a xlink:type="simple" xlink:href="https://docs.oracle.com/en/java/javase/11/docs/api/java.base/java/io/StringWriter.html" text:style-name="Internet_20_link" text:visited-style-name="Visited_20_Internet_20_Link"><text:span text:style-name="T7">https://docs.oracle.com/en/java/javase/11/docs/api/java.base/java/io/StringWriter.html</text:span></text:a></text:p>
      <text:p text:style-name="P10"/>
      <text:p text:style-name="P16"/>
      <text:p text:style-name="P8"/>
      <text:p text:style-name="P15">test :- subject,rule+ .</text:p>
      <text:p text:style-name="P15">rule:- subjectAPI,';'.</text:p>
      <text:p text:style-name="P15"/>
      <text:p text:style-name="P15">subject :- subjectID,'=',subjectConstructor,';' .</text:p>
      <text:p text:style-name="P15">subjectConstructor :- 'new','StringWriter','(',[int],')' .</text:p>
      <text:p text:style-name="P15">subjectID :- 'x' .</text:p>
      <text:p text:style-name="P15">subjectAPI :- StringWriter | void | StringBuffer | String</text:p>
      <text:p text:style-name="P15"/>
      <text:p text:style-name="P15">StringWriter :- subjectID,'.'append <text:s/>.</text:p>
      <text:p text:style-name="P15">void :- subjectID,'.'(close | flush | write) .</text:p>
      <text:p text:style-name="P15">StringBuffer :- subjectID,'.' getBuffer .</text:p>
      <text:p text:style-name="P15">String :- subjectID,'.',toString <text:s text:c="7"/>//purpose of appending subjectID here eg consider write() <text:s/>will have to populate String so it needs to have x.toString() and not just toString()</text:p>
      <text:p text:style-name="P15"/>
      <text:p text:style-name="P15"/>
      <text:p text:style-name="P15">append :- 'append', '(', (char | charsequence | charsequence, ',', int, ',', int), ')' .</text:p>
      <text:p text:style-name="P15">close :- 'close', '(', ')' .</text:p>
      <text:p text:style-name="P15">flush :- 'flush','(', ')' .</text:p>
      <text:p text:style-name="P15">write :- 'write', '(', (int | String, [',', int+] | char[], ',', int+) , ')' .</text:p>
      <text:p text:style-name="P15">getBuffer :- 'getBuffer','(',')' .</text:p>
      <text:p text:style-name="P15">toString :- 'toString','(',')'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>Class:TrieSet</text:p>
      <text:p text:style-name="P19"><text:a xlink:type="simple" xlink:href="https://algs4.cs.princeton.edu/code/javadoc/edu/princeton/cs/algs4/TrieSET.html" text:style-name="Internet_20_link" text:visited-style-name="Visited_20_Internet_20_Link"><text:span text:style-name="T8">https://algs4.cs.princeton.edu/code/javadoc/edu/princeton/cs/algs4/TrieSET.html</text:span></text:a></text:p>
      <text:p text:style-name="P15"/>
      <text:p text:style-name="P15">test :- subject,rule+ .</text:p>
      <text:p text:style-name="P15">subject :- subjectID,'=',subjectConstructor, ';' .</text:p>
      <text:p text:style-name="P15">rule :- subjectAPI ';' .</text:p>
      <text:p text:style-name="P15"/>
      <text:p text:style-name="P15"/>
      <text:p text:style-name="P15"/>
      <text:p text:style-name="P15">subjectConstructor :- 'new', 'TrieSET', '(', ')' .</text:p>
      <text:p text:style-name="P15">subjectAPI :- void | boolean | Iterator&lt;String&gt; | Iterable&lt;String&gt; | String | int</text:p>
      <text:p text:style-name="P15">subjectID :- 'x' .</text:p>
      <text:p text:style-name="P15"/>
      <text:p text:style-name="P15"/>
      <text:p text:style-name="P15">void :- subjectID, '.', (add | delete) .</text:p>
      <text:p text:style-name="P15">boolean :- subjectID, '.', (contains | isEmpty) .</text:p>
      <text:p text:style-name="P15">Iterator&lt;String&gt; :-subjectID, '.', iterator .</text:p>
      <text:p text:style-name="P15">Iterable&lt;String&gt; :-subjectID, '.', (keysThatMatch | keysWithPrefix) .</text:p>
      <text:p text:style-name="P15">String :- subjectID, '.', longestPrefixOf . //need to introduce an alternative to break infinite loop</text:p>
      <text:p text:style-name="P15">int :-subjectID, '.', size</text:p>
      <text:p text:style-name="P15"/>
      <text:p text:style-name="P15"/>
      <text:p text:style-name="P15">add :- 'add', '(', String, ')' .</text:p>
      <text:p text:style-name="P15">delete :- 'delete', '(', String, ')' .</text:p>
      <text:p text:style-name="P15">contains :- 'contains', '(', String, ')' .</text:p>
      <text:p text:style-name="P15">isEmpty :- 'isEmpty', '(', ')' .</text:p>
      <text:p text:style-name="P15">iterator :- 'iterator', '(', ')' .</text:p>
      <text:p text:style-name="P15">keysThatMatch :- 'keysThatMatch', '(', String, ')' .</text:p>
      <text:p text:style-name="P15">keysWithprefix :- 'keysWithPrefix', '(', String, ')' .</text:p>
      <text:p text:style-name="P15">longestPrefixOf :- 'longestPrefixOf', '(', String, ')' .</text:p>
      <text:p text:style-name="P15">size :- 'size', '(', ')'</text:p>
      <text:p text:style-name="P15"/>
      <text:p text:style-name="P8">Class: Strman</text:p>
      <text:p text:style-name="P19"><text:a xlink:type="simple" xlink:href="http://shekhargulati.github.io/strman-java/" text:style-name="Internet_20_link" text:visited-style-name="Visited_20_Internet_20_Link"><text:span text:style-name="T9">http://shekhargulati.github.io/strman-java/</text:span></text:a></text:p>
      <text:p text:style-name="P15"/>
      <text:p text:style-name="P15"/>
      <text:p text:style-name="P15">test :-rule+ .</text:p>
      <text:p text:style-name="P15"><text:soft-page-break/>rule :- subjectAPI, ';' .</text:p>
      <text:p text:style-name="P15">subjectID :- 'Strman' .</text:p>
      <text:p text:style-name="P15"/>
      <text:p text:style-name="P15"/>
      <text:p text:style-name="P15">subjectAPI :- String | String[] | List&lt;String&gt; | Map&lt;Character, Long&gt; | boolean | long | int | Optional&lt;String&gt; .</text:p>
      <text:p text:style-name="P15"/>
      <text:p text:style-name="P15">String :- subjectID , '.', (</text:p>
      <text:p text:style-name="P15"><text:tab/>append</text:p>
      <text:p text:style-name="P15"><text:tab/>|appendArray</text:p>
      <text:p text:style-name="P15"><text:tab/>|collapseWhiteSpace</text:p>
      <text:p text:style-name="P15"><text:tab/>|ensureLeft</text:p>
      <text:p text:style-name="P15"><text:tab/>|base64Decode</text:p>
      <text:p text:style-name="P15"><text:tab/>|base64Encode</text:p>
      <text:p text:style-name="P15"><text:tab/>|binDecode</text:p>
      <text:p text:style-name="P15"><text:tab/>|binEncode</text:p>
      <text:p text:style-name="P15"><text:tab/>|decDecode</text:p>
      <text:p text:style-name="P15"><text:tab/>|decEncode</text:p>
      <text:p text:style-name="P15"><text:tab/>|ensureRight</text:p>
      <text:p text:style-name="P15"><text:tab/>|format</text:p>
      <text:p text:style-name="P15"><text:tab/>|hexDecode</text:p>
      <text:p text:style-name="P15"><text:tab/>|hexEncode</text:p>
      <text:p text:style-name="P15"><text:tab/>|insert</text:p>
      <text:p text:style-name="P15"><text:tab/>|last</text:p>
      <text:p text:style-name="P15"><text:tab/>|leftPad</text:p>
      <text:p text:style-name="P15"><text:tab/>|leftTrim</text:p>
      <text:p text:style-name="P15"><text:tab/>|prepend</text:p>
      <text:p text:style-name="P15"><text:tab/>|prependArray</text:p>
      <text:p text:style-name="P15"><text:tab/>|removeLeft</text:p>
      <text:p text:style-name="P15"><text:tab/>|removeNonWords</text:p>
      <text:p text:style-name="P15"><text:tab/>|removeRight</text:p>
      <text:p text:style-name="P15"><text:tab/>|removeSpaces<text:tab/></text:p>
      <text:p text:style-name="P15"><text:tab/>|repeat</text:p>
      <text:p text:style-name="P15"><text:tab/>|replace</text:p>
      <text:p text:style-name="P15"><text:tab/>|reverse<text:tab/></text:p>
      <text:p text:style-name="P15"><text:tab/>|rightPad</text:p>
      <text:p text:style-name="P15"><text:tab/>|rightTrim</text:p>
      <text:p text:style-name="P15"><text:tab/>|safeTruncate<text:tab/></text:p>
      <text:p text:style-name="P15"><text:tab/>|truncate</text:p>
      <text:p text:style-name="P15"><text:tab/>|htmlDecode</text:p>
      <text:p text:style-name="P15"><text:tab/>|htmlEncode</text:p>
      <text:p text:style-name="P15"><text:tab/>|shuffle</text:p>
      <text:p text:style-name="P15"><text:soft-page-break/><text:tab/>|slice</text:p>
      <text:p text:style-name="P15"><text:tab/>|slugify</text:p>
      <text:p text:style-name="P15"><text:tab/>|transliterate</text:p>
      <text:p text:style-name="P15"><text:tab/>|surround</text:p>
      <text:p text:style-name="P15"><text:tab/>|toCamelCase</text:p>
      <text:p text:style-name="P15"><text:tab/>|toStudlyCase</text:p>
      <text:p text:style-name="P15"><text:tab/>|toDecamelize</text:p>
      <text:p text:style-name="P15"><text:tab/>|toKebabCase</text:p>
      <text:p text:style-name="P15"><text:tab/>|toSnakeCase</text:p>
      <text:p text:style-name="P15"><text:tab/>|decode</text:p>
      <text:p text:style-name="P15"><text:tab/>|encode</text:p>
      <text:p text:style-name="P15"><text:tab/>|join</text:p>
      <text:p text:style-name="P15"><text:tab/>|lowerFirst</text:p>
      <text:p text:style-name="P15"><text:tab/>|upperFirst</text:p>
      <text:p text:style-name="P15"><text:tab/>|capitelize</text:p>
      <text:p text:style-name="P15"><text:tab/>|swapCase</text:p>
      <text:p text:style-name="P15"><text:tab/>|humanize</text:p>
      <text:p text:style-name="P15"><text:tab/>|dasherize ) .</text:p>
      <text:p text:style-name="P15"/>
      <text:p text:style-name="P15"/>
      <text:p text:style-name="P15">String[] :-subjectID, '.', <text:s/>(</text:p>
      <text:p text:style-name="P15"><text:tab/><text:tab/>between </text:p>
      <text:p text:style-name="P15"><text:tab/><text:tab/>|chars </text:p>
      <text:p text:style-name="P15"><text:tab/><text:tab/>| removeEmptyStrings </text:p>
      <text:p text:style-name="P15"><text:tab/><text:tab/>| split </text:p>
      <text:p text:style-name="P15"><text:tab/><text:tab/>| words </text:p>
      <text:p text:style-name="P15"><text:tab/><text:tab/>| chop </text:p>
      <text:p text:style-name="P15"><text:tab/><text:tab/>| lines</text:p>
      <text:p text:style-name="P15"><text:tab/><text:tab/>| underscored</text:p>
      <text:p text:style-name="P15"><text:tab/>) .</text:p>
      <text:p text:style-name="P15"/>
      <text:p text:style-name="P15"/>
      <text:p text:style-name="P15"/>
      <text:p text:style-name="P15">List&lt;String&gt; :-subjectID,'.', zip .</text:p>
      <text:p text:style-name="P15">Map&lt;Character, Long&gt; :-subjectID,'.' charsCount .</text:p>
      <text:p text:style-name="P15"/>
      <text:p text:style-name="P15">boolean :- subjectID,'.' , (<text:tab/></text:p>
      <text:p text:style-name="P15"><text:tab/><text:tab/>contains </text:p>
      <text:p text:style-name="P15"><text:tab/><text:tab/>|containsAll </text:p>
      <text:p text:style-name="P15"><text:tab/><text:tab/>| containsAny </text:p>
      <text:p text:style-name="P15"><text:tab/><text:tab/>| endsWith </text:p>
      <text:p text:style-name="P15"><text:tab/><text:tab/>| inequal </text:p>
      <text:p text:style-name="P15"><text:soft-page-break/><text:tab/><text:tab/>| isEnclosedBetween </text:p>
      <text:p text:style-name="P15"><text:tab/><text:tab/>| isLowerCase </text:p>
      <text:p text:style-name="P15"><text:tab/><text:tab/>| isString </text:p>
      <text:p text:style-name="P15"><text:tab/><text:tab/>| isUpperCase </text:p>
      <text:p text:style-name="P15"><text:tab/><text:tab/>| unequal </text:p>
      <text:p text:style-name="P15"><text:tab/><text:tab/>| isBlank</text:p>
      <text:p text:style-name="P15"><text:tab/>) .</text:p>
      <text:p text:style-name="P15"/>
      <text:p text:style-name="P15">long :- subjectID,'.' countSubstr .</text:p>
      <text:p text:style-name="P15">int :- subjectID,'.' (</text:p>
      <text:p text:style-name="P15"><text:tab/><text:tab/>indexOf </text:p>
      <text:p text:style-name="P15"><text:tab/><text:tab/>| lastIndexOf </text:p>
      <text:p text:style-name="P15"><text:tab/><text:tab/>| length </text:p>
      <text:p text:style-name="P15"><text:tab/>).</text:p>
      <text:p text:style-name="P15"/>
      <text:p text:style-name="P15">Optional&lt;String&gt; :- subjectID,'.' (</text:p>
      <text:p text:style-name="P15"><text:tab/><text:tab/><text:tab/>at </text:p>
      <text:p text:style-name="P15"><text:tab/><text:tab/><text:tab/>| first </text:p>
      <text:p text:style-name="P15"><text:tab/><text:tab/><text:tab/>| head </text:p>
      <text:p text:style-name="P15"><text:tab/><text:tab/><text:tab/>| tail </text:p>
      <text:p text:style-name="P15"><text:tab/><text:tab/><text:tab/>| trimsEnd </text:p>
      <text:p text:style-name="P15"><text:tab/><text:tab/><text:tab/>| trimStart </text:p>
      <text:p text:style-name="P15"><text:tab/><text:tab/>).</text:p>
      <text:p text:style-name="P15"/>
      <text:p text:style-name="P15"/>
      <text:p text:style-name="P15">at :- 'at','(',String,',',int,')'.</text:p>
      <text:p text:style-name="P15">first :- 'first','(',String,',',int,')'.</text:p>
      <text:p text:style-name="P15">head :- 'head','(',String,')'.</text:p>
      <text:p text:style-name="P15">tail :- 'tail','(',String,')'.</text:p>
      <text:p text:style-name="P15">trimEnd :- 'trimEnd','(',String,{String},')'.</text:p>
      <text:p text:style-name="P15">trimStart :- 'trimStart','(',String,{String},')'.</text:p>
      <text:p text:style-name="P15">indexOf :- 'indexOf','('String,',',String,',',int,',',boolean,')'.</text:p>
      <text:p text:style-name="P15">lastIndexOf :- 'lastIndexOf','(',String,',',String[,',',int][,',',Boolean],')'.</text:p>
      <text:p text:style-name="P15">length : - 'length','(',String,')'.</text:p>
      <text:p text:style-name="P15">countSubstr :- 'countSubstr','(',String,',',String[,',',boolean,',',boolean],')' . </text:p>
      <text:p text:style-name="P15">contains :- 'contains','(',String,',',String[,',',Boolean],')'.</text:p>
      <text:p text:style-name="P15">containsAll :- 'containsAll','(',String,',',String[][,',',Boolean],')'.</text:p>
      <text:p text:style-name="P15">containsAny :- 'containsAny','(',String,',',String[][,',',Boolean],')'.</text:p>
      <text:p text:style-name="P15">endsWith :- 'endsWith','(',String,',',String[,',',int][,',',Boolean],')'.</text:p>
      <text:p text:style-name="P15">inequal :- 'inequal','(',String,',',String,')'.</text:p>
      <text:p text:style-name="P15">isEnclosedBetween :- 'isEnclosedBetween','(',String,',',String[,',',String],')'.</text:p>
      <text:p text:style-name="P15">isLowerCase :- 'isLowerCase','(',String,')'.</text:p>
      <text:p text:style-name="P15"><text:soft-page-break/>isString :- 'isString','(',String,')'.</text:p>
      <text:p text:style-name="P15">isUpperCase :- 'isUpperCase','(',String,')'.</text:p>
      <text:p text:style-name="P15">unequal :- 'unequal','(',String,',',String,')'.</text:p>
      <text:p text:style-name="P15">isBlank :- 'isBlank','(',String,')'.</text:p>
      <text:p text:style-name="P15">charsCount :- 'charsCount','(',String,')'.</text:p>
      <text:p text:style-name="P15">zip :- 'zip','(',String[],')' .</text:p>
      <text:p text:style-name="P15">between :- 'between','(',String,',',String,',',String,')'.</text:p>
      <text:p text:style-name="P15">chars :- 'chars','(',String,')'.</text:p>
      <text:p text:style-name="P15">removeEmptyStrings :- 'removeEmptyStrings','('String[],')'.</text:p>
      <text:p text:style-name="P15">split :- 'split','(',String,',',String,')'.</text:p>
      <text:p text:style-name="P15">words :- 'words','(',String,')'.</text:p>
      <text:p text:style-name="P15">chop :- 'chop','(', String, ',',int,')' .</text:p>
      <text:p text:style-name="P15">lines :- 'lines','(',String,')'.</text:p>
      <text:p text:style-name="P15">underscored :- 'underscored','(',String,')'.</text:p>
      <text:p text:style-name="P15">append :- 'append','(',String,{',',String},')' .</text:p>
      <text:p text:style-name="P15">appendArray :-<text:tab/>'appendArray','(',String,','String[],')' .</text:p>
      <text:p text:style-name="P15">collapseWhiteSpace: -<text:tab/>'collapseWhiteSpace','(',String,')' .</text:p>
      <text:p text:style-name="P15">ensureLeft :-<text:tab/>'ensureLeft','(',String,',',String[,',',Boolean],')'.</text:p>
      <text:p text:style-name="P15">base64Decode :-<text:tab/>'base64Decode','(',String,')'.</text:p>
      <text:p text:style-name="P15">base64Encode :-<text:tab/>'base64Encode','(',String,')'.</text:p>
      <text:p text:style-name="P15">binDecode:-<text:tab/>'binDecode','(',String,')'.</text:p>
      <text:p text:style-name="P15">binEncode :-<text:tab/>'binEncode','(',String,')'.</text:p>
      <text:p text:style-name="P15">decDecode :-<text:tab/>'decDecode','(',String,')'.</text:p>
      <text:p text:style-name="P15">decEncode:-<text:tab/>'decEncode','(',String,')'.</text:p>
      <text:p text:style-name="P15">ensureRight :-<text:tab/>'ensureRight','(',String,',',String[,',',Boolean],')'.</text:p>
      <text:p text:style-name="P15">format :-<text:tab/>'format','(',String,{',',String},')'.</text:p>
      <text:p text:style-name="P15">hexDecode :-<text:tab/>'hexDecode','(',String,')'.</text:p>
      <text:p text:style-name="P15">hexEncode:- <text:tab/>'hexEncode','(',String,')'.</text:p>
      <text:p text:style-name="P15">insert :-<text:tab/>'insert','(',String,',',String,',',int,')'.</text:p>
      <text:p text:style-name="P15">last:-<text:tab/>'last','(',String,',',int,')'.</text:p>
      <text:p text:style-name="P15">leftPad :-<text:tab/>'leftPad','(',String,',',String,',',int,')'.</text:p>
      <text:p text:style-name="P15">leftTrim :-<text:tab/>'leftTrim','(',String,')'.</text:p>
      <text:p text:style-name="P15">prepend :-<text:tab/>'prepend','(',String,{',',String},')'.</text:p>
      <text:p text:style-name="P15">prependArray :-<text:tab/>'prependArray','(',String,','String[],')'.</text:p>
      <text:p text:style-name="P15">removeLeft :-<text:tab/>'removeLeft','(',String,',',String[,',',Boolean],')'.</text:p>
      <text:p text:style-name="P15">removeNonwords :-<text:tab/>'removeNonWords','(',String,')'.</text:p>
      <text:p text:style-name="P15">removeRight :-<text:tab/>'removeRight','(',String,',',String[,',',Boolean],')'.</text:p>
      <text:p text:style-name="P15">removeSpaces :-<text:tab/>'removeSpaces','(',String,')'<text:tab/>.</text:p>
      <text:p text:style-name="P15">repeat :-<text:tab/>'repeat','(',String,',',int,')'.</text:p>
      <text:p text:style-name="P15">replace :-<text:tab/>'replace','(',String,',',String,',',String,',',Boolean,')'.</text:p>
      <text:p text:style-name="P15">reverse :-<text:tab/>'reverse','(',String,')'<text:tab/>.</text:p>
      <text:p text:style-name="P15">rightPad :-<text:tab/>'rightPad','(',String,',',String,',',int,')'.</text:p>
      <text:p text:style-name="P15"><text:soft-page-break/>rightTrim :-<text:tab/>'rightTrim','(',String,')'.</text:p>
      <text:p text:style-name="P15">safeTruncate :-<text:tab/>'safeTruncate','(',String,',',int,',',String,')'<text:tab/>.</text:p>
      <text:p text:style-name="P15">truncate :-<text:tab/>'truncate','(',String,',',int,',',String,')'.</text:p>
      <text:p text:style-name="P15">htmlDecode :-<text:tab/>'htmlDecode','(',String,')'.</text:p>
      <text:p text:style-name="P15">htmlEncode :-<text:tab/>'htmlEncode','(',String,')'.</text:p>
      <text:p text:style-name="P15">shuffle :-<text:tab/>'shuffle','(',String,')'.</text:p>
      <text:p text:style-name="P15">slice :-<text:tab/>'slice','(',String,',',int,',',int,')'.</text:p>
      <text:p text:style-name="P15">slugify :-<text:tab/>'slugify','(',String,')'.</text:p>
      <text:p text:style-name="P15">transliterate :-<text:tab/>'transliterate','(',String,')'.</text:p>
      <text:p text:style-name="P15">surround :-<text:tab/>'surround','(',String,',',String,',',String,')'.</text:p>
      <text:p text:style-name="P15">toCamelCase :-<text:tab/>'toCamelCase','(',String,')'.</text:p>
      <text:p text:style-name="P15">toStudlyCase :-<text:tab/>'toStudlyCase','(',String,')'.</text:p>
      <text:p text:style-name="P15">toDecamlize :-<text:tab/>'toDecamelize','(',String,')'.</text:p>
      <text:p text:style-name="P15">toKebabCase :-<text:tab/>'toKebabCase','(',String,')'.</text:p>
      <text:p text:style-name="P15">toSnakeCase :-<text:tab/>'toSnakeCase','(',String,')'.</text:p>
      <text:p text:style-name="P15">decode :-<text:tab/>'decode','(',String,',',int,',',int,')'.</text:p>
      <text:p text:style-name="P15">encode :-<text:tab/>'encode','(',String,',',int,',',int,')'.</text:p>
      <text:p text:style-name="P15">join :-<text:tab/>'join','(',String[],',',String,')'.</text:p>
      <text:p text:style-name="P15">lowerFirst :-<text:tab/>'lowerFirst','(',String,')'.</text:p>
      <text:p text:style-name="P15">upperFirst :-<text:tab/>'upperFirst','(',String,')'<text:tab/>.</text:p>
      <text:p text:style-name="P15">capitelize :-<text:tab/>'capitelize','(',String,')'.</text:p>
      <text:p text:style-name="P15">swapCase :-<text:tab/>'swapCase','(', String,')'.</text:p>
      <text:p text:style-name="P15">humanize :-<text:tab/>'humanize','(',String,')'.</text:p>
      <text:p text:style-name="P15">dahserize :-<text:tab/>'dasherize','(',String,')'.</text:p>
      <text:p text:style-name="P8"/>
      <text:p text:style-name="P8"/>
      <text:p text:style-name="P8">Results</text:p>
      <text:p text:style-name="P8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30">Suite</text:p>
          </table:table-cell>
          <table:table-cell table:style-name="Table2.A1" office:value-type="string">
            <text:p text:style-name="P30">Library</text:p>
          </table:table-cell>
          <table:table-cell table:style-name="Table2.A1" office:value-type="string">
            <text:p text:style-name="P30">Time</text:p>
          </table:table-cell>
          <table:table-cell table:style-name="Table2.A1" office:value-type="string">
            <text:p text:style-name="P30">Instruction Coverage/%</text:p>
          </table:table-cell>
          <table:table-cell table:style-name="Table2.E1" office:value-type="string">
            <text:p text:style-name="P30">Branch Coverage/%</text:p>
          </table:table-cell>
        </table:table-row>
        <table:table-row>
          <table:table-cell table:style-name="Table2.A2" table:number-rows-spanned="3" office:value-type="string">
            <text:p text:style-name="P30">Baseline</text:p>
          </table:table-cell>
          <table:table-cell table:style-name="Table2.A2" office:value-type="string">
            <text:p text:style-name="P30">Strman</text:p>
          </table:table-cell>
          <table:table-cell table:style-name="Table2.A2" office:value-type="string">
            <text:p text:style-name="P30">10 hours</text:p>
          </table:table-cell>
          <table:table-cell table:style-name="Table2.A2" office:value-type="string">
            <text:p text:style-name="P30">86% </text:p>
          </table:table-cell>
          <table:table-cell table:style-name="Table2.E2" office:value-type="string">
            <text:p text:style-name="P30">67%</text:p>
          </table:table-cell>
        </table:table-row>
        <table:table-row>
          <table:covered-table-cell/>
          <table:table-cell table:style-name="Table2.A2" office:value-type="string">
            <text:p text:style-name="P30">TrieSET</text:p>
          </table:table-cell>
          <table:table-cell table:style-name="Table2.A2" office:value-type="string">
            <text:p text:style-name="P30">1hour 20 min</text:p>
          </table:table-cell>
          <table:table-cell table:style-name="Table2.A2" office:value-type="string">
            <text:p text:style-name="P30">96%</text:p>
          </table:table-cell>
          <table:table-cell table:style-name="Table2.E2" office:value-type="string">
            <text:p text:style-name="P30">88%</text:p>
          </table:table-cell>
        </table:table-row>
        <table:table-row>
          <table:covered-table-cell/>
          <table:table-cell table:style-name="Table2.A2" office:value-type="string">
            <text:p text:style-name="P30">StringWriter</text:p>
          </table:table-cell>
          <table:table-cell table:style-name="Table2.A2" office:value-type="string">
            <text:p text:style-name="P30">4 hours</text:p>
          </table:table-cell>
          <table:table-cell table:style-name="Table2.A2" office:value-type="string">
            <text:p text:style-name="P30">95%</text:p>
          </table:table-cell>
          <table:table-cell table:style-name="Table2.E2" office:value-type="string">
            <text:p text:style-name="P30">75%</text:p>
          </table:table-cell>
        </table:table-row>
        <table:table-row>
          <table:table-cell table:style-name="Table2.A5" table:number-rows-spanned="3" office:value-type="string">
            <text:p text:style-name="P30">Grammar</text:p>
          </table:table-cell>
          <table:table-cell table:style-name="Table2.A5" office:value-type="string">
            <text:p text:style-name="P30">Strman</text:p>
          </table:table-cell>
          <table:table-cell table:style-name="Table2.A5" office:value-type="string">
            <text:p text:style-name="P30">5 hours</text:p>
          </table:table-cell>
          <table:table-cell table:style-name="Table2.A5" office:value-type="string">
            <text:p text:style-name="P30">91%</text:p>
          </table:table-cell>
          <table:table-cell table:style-name="Table2.E5" office:value-type="string">
            <text:p text:style-name="P30">84%</text:p>
          </table:table-cell>
        </table:table-row>
        <table:table-row>
          <table:covered-table-cell/>
          <table:table-cell table:style-name="Table2.A5" office:value-type="string">
            <text:p text:style-name="P30">TrieSET</text:p>
          </table:table-cell>
          <table:table-cell table:style-name="Table2.A5" office:value-type="string">
            <text:p text:style-name="P30">1 hour</text:p>
          </table:table-cell>
          <table:table-cell table:style-name="Table2.A5" office:value-type="string">
            <text:p text:style-name="P30">98%</text:p>
          </table:table-cell>
          <table:table-cell table:style-name="Table2.E5" office:value-type="string">
            <text:p text:style-name="P30">95%</text:p>
          </table:table-cell>
        </table:table-row>
        <table:table-row>
          <table:covered-table-cell/>
          <table:table-cell table:style-name="Table2.A5" office:value-type="string">
            <text:p text:style-name="P30">StringWriter</text:p>
          </table:table-cell>
          <table:table-cell table:style-name="Table2.A5" office:value-type="string">
            <text:p text:style-name="P30">1 hour 30min</text:p>
          </table:table-cell>
          <table:table-cell table:style-name="Table2.A5" office:value-type="string">
            <text:p text:style-name="P30">98%</text:p>
          </table:table-cell>
          <table:table-cell table:style-name="Table2.E5" office:value-type="string">
            <text:p text:style-name="P30">75%</text:p>
          </table:table-cell>
        </table:table-row>
      </table:table>
      <text:p text:style-name="P8"/>
      <text:p text:style-name="P8"/>
      <text:p text:style-name="P12">Commentary:</text:p>
      <text:p text:style-name="P12"><text:soft-page-break/></text:p>
      <text:p text:style-name="P12"><text:s text:c="2"/><text:span text:style-name="T3">took less time to construct suites using grammar for all libraries; took roughly 15hours and 20 min for basline and 7hours and 30min (almost half the time of the baseline) </text:span></text:p>
      <text:p text:style-name="P11"/>
      <text:p text:style-name="P13">Instruction coverage increased in all cases for the grammar suite</text:p>
      <text:p text:style-name="P13">Branch coverage increased in all cases for grammar suite, more <text:span text:style-name="T4">significant</text:span> for larger libraries (strman)</text:p>
      <text:p text:style-name="P11"/>
      <text:p text:style-name="P11"><text:tab/></text:p>
      <text:p text:style-name="P9">Handling void Libraries</text:p>
      <text:p text:style-name="P9"/>
      <text:p text:style-name="P9"/>
      <text:p text:style-name="P14">Consider the following library which contains a set of instance methods that have a void return type:</text:p>
      <text:p text:style-name="P14"/>
      <text:p text:style-name="P14">PipedWriter()</text:p>
      <text:p text:style-name="P14">PipedWriter(PipedReader snk)</text:p>
      <text:p text:style-name="P14"/>
      <text:p text:style-name="P14">void close()</text:p>
      <text:p text:style-name="P14">void connect(PipedReader src)</text:p>
      <text:p text:style-name="P14">void flush()</text:p>
      <text:p text:style-name="P14">void write(char[] cbuf, int off, int len)</text:p>
      <text:p text:style-name="P14">void write(int c)</text:p>
      <text:p text:style-name="P14"/>
      <text:p text:style-name="P14"/>
      <text:p text:style-name="P14">To test such a library, we enumerate different combinations of method calls to simulate method chaining. <text:s/><text:span text:style-name="T5">In order to do this, we append to the grammar of the api a test grammar. This test grammar allows us to chain method calls on a single object of the class.</text:span></text:p>
      <text:p text:style-name="P14"/>
      <text:p text:style-name="P14"/>
      <text:p text:style-name="P14"/>
      <text:p text:style-name="P17">test :- object,rule+ .</text:p>
      <text:p text:style-name="P17">object :- identifier,'=',pipedWriter,';' .</text:p>
      <text:p text:style-name="P17">rule :- identifier,'.',void, ';' .</text:p>
      <text:p text:style-name="P17">identifier :- 'x' .</text:p>
      <text:p text:style-name="P14"/>
      <text:p text:style-name="P18">pipedWriter :- 'new','PipedWriter','(','PipedReader',')' .</text:p>
      <text:p text:style-name="P18">void :- close | connect | flush | write .</text:p>
      <text:p text:style-name="P18">close :- 'close','(',')' .</text:p>
      <text:p text:style-name="P18">connect :- 'connect','(','pipedReader',')' .</text:p>
      <text:p text:style-name="P18">flush :- 'flush','(',')' .</text:p>
      <text:p text:style-name="P18"><text:soft-page-break/>write :- 'write','(',(char[], ',', int, ',', int | int),')' .</text:p>
      <text:p text:style-name="P18"/>
      <text:p text:style-name="P21">Test grammar, <text:span text:style-name="T6">API grammar</text:span></text:p>
      <text:p text:style-name="P31"/>
      <text:p text:style-name="P31"/>
      <text:p text:style-name="P22"><text:span text:style-name="T10">Standard grammar for primitive types</text:span><text:span text:style-name="T6"> </text:span></text:p>
      <text:p text:style-name="P32"/>
      <text:p text:style-name="P32"/>
      <text:p text:style-name="P23"/>
      <text:p text:style-name="P23">INTEGER</text:p>
      <text:p text:style-name="P23">________________</text:p>
      <text:p text:style-name="P23">int:: = 0 | Sign,NonZero,{Digit}</text:p>
      <text:p text:style-name="P23">Digit::= 0 | NonZero</text:p>
      <text:p text:style-name="P23">NonZero::= 1|2|3|4|5|6|7|8|9</text:p>
      <text:p text:style-name="P23">Sign ::= '+'|'-'</text:p>
      <text:p text:style-name="P23"/>
      <text:p text:style-name="P23">BOOLEAN</text:p>
      <text:p text:style-name="P23">_______________</text:p>
      <text:p text:style-name="P23">boolean::= True|False</text:p>
      <text:p text:style-name="P23"/>
      <text:p text:style-name="P23"/>
      <text:p text:style-name="P23">BYTE</text:p>
      <text:p text:style-name="P23">__________________</text:p>
      <text:p text:style-name="P23">byte :: = 0 | Sign,NonZero,{Digit}</text:p>
      <text:p text:style-name="P23">Digit::= 0 | NonZero</text:p>
      <text:p text:style-name="P23">NonZero::= 1|2|3|4|5|6|7|8|9</text:p>
      <text:p text:style-name="P23">Sign ::= '+'|'-'</text:p>
      <text:p text:style-name="P23"/>
      <text:p text:style-name="P23"/>
      <text:p text:style-name="P23">SHORT</text:p>
      <text:p text:style-name="P23">__________________</text:p>
      <text:p text:style-name="P23">short:: = 0 | Sign,NonZero,{Digit}</text:p>
      <text:p text:style-name="P23">Digit::= 0 | NonZero</text:p>
      <text:p text:style-name="P23">NonZero::= 1|2|3|4|5|6|7|8|9</text:p>
      <text:p text:style-name="P23">Sign ::= '+'|'-'</text:p>
      <text:p text:style-name="P23"/>
      <text:p text:style-name="P23"/>
      <text:p text:style-name="P23">LONG</text:p>
      <text:p text:style-name="P23">_____________________</text:p>
      <text:p text:style-name="P23">long:: = 0 | Sign,NonZero,{Digit}</text:p>
      <text:p text:style-name="P23">Digit::= 0 | NonZero</text:p>
      <text:p text:style-name="P23">NonZero::= 1|2|3|4|5|6|7|8|9</text:p>
      <text:p text:style-name="P23"><text:soft-page-break/>Sign ::= '+'|'-'</text:p>
      <text:p text:style-name="P23"/>
      <text:p text:style-name="P23"/>
      <text:p text:style-name="P23">DOUBLE</text:p>
      <text:p text:style-name="P23">________________________________</text:p>
      <text:p text:style-name="P23">double::= <text:s/>int,'.',[int], [Exponent],[Suffix] | '.',int,[Exponent],[Suffix] | int,Exponent,[Suffix] | int,[Exponent],Suffix</text:p>
      <text:p text:style-name="P23">Exponent ::= ExponentIndicator,int</text:p>
      <text:p text:style-name="P23">ExponentIndicator::= 'e'|'E'</text:p>
      <text:p text:style-name="P23">Suffix::='f'|'F'</text:p>
      <text:p text:style-name="P23">int:: = 0 | Sign,NonZero,{Digit}</text:p>
      <text:p text:style-name="P23">Digit::= 0 | NonZero</text:p>
      <text:p text:style-name="P23">NonZero::= 1|2|3|4|5|6|7|8|9</text:p>
      <text:p text:style-name="P23">Sign::='+'|'-'</text:p>
      <text:p text:style-name="P23"/>
      <text:p text:style-name="P23">FLOAT</text:p>
      <text:p text:style-name="P23">___________________________</text:p>
      <text:p text:style-name="P23">float ::= int,'.',int, [Exponent],Suffix | '.',int,[Exponent],Suffix | int,Exponent,Suffix | int,[Exponent],Suffix</text:p>
      <text:p text:style-name="P23">Exponent ::= ExponentIndicator,int</text:p>
      <text:p text:style-name="P23">ExponentIndicator::= 'e'|'E'</text:p>
      <text:p text:style-name="P23">Suffix::='f'|'F'</text:p>
      <text:p text:style-name="P23">int:: = 0 | Sign,NonZero,{Digit}</text:p>
      <text:p text:style-name="P23">Digit::= 0 | NonZero</text:p>
      <text:p text:style-name="P23">NonZero::= 1|2|3|4|5|6|7|8|9</text:p>
      <text:p text:style-name="P23">Sign::='+'|'-'</text:p>
      <text:p text:style-name="P23"/>
      <text:p text:style-name="P23"/>
      <text:p text:style-name="P23">CHAR</text:p>
      <text:p text:style-name="P23">___________________________</text:p>
      <text:p text:style-name="P23"/>
      <text:p text:style-name="P23"/>
      <text:p text:style-name="P23">char: The char data type is a single 16-bit Unicode character. It has a minimum value of '\u0000' (or 0) and a maximum value of '\uffff' (or 65,535 inclusive).</text:p>
      <text:p text:style-name="P23"/>
      <text:p text:style-name="P23">char::= letter | digit | symbol | "_" ;</text:p>
      <text:p text:style-name="P23">letter ::= "A" | "B" | "C" | "D" | "E" | "F" | "G"</text:p>
      <text:p text:style-name="P23"><text:s text:c="7"/>| "H" | "I" | "J" | "K" | "L" | "M" | "N"</text:p>
      <text:p text:style-name="P23"><text:s text:c="7"/>| "O" | "P" | "Q" | "R" | "S" | "T" | "U"</text:p>
      <text:p text:style-name="P23"><text:s text:c="7"/>| "V" | "W" | "X" | "Y" | "Z" | "a" | "b"</text:p>
      <text:p text:style-name="P23"><text:s text:c="7"/>| "c" | "d" | "e" | "f" | "g" | "h" | "i"</text:p>
      <text:p text:style-name="P23"><text:s text:c="7"/>| "j" | "k" | "l" | "m" | "n" | "o" | "p"</text:p>
      <text:p text:style-name="P23"><text:soft-page-break/><text:s text:c="7"/>| "q" | "r" | "s" | "t" | "u" | "v" | "w"</text:p>
      <text:p text:style-name="P23"><text:s text:c="7"/>| "x" | "y" | "z" ;</text:p>
      <text:p text:style-name="P23"><text:s text:c="7"/></text:p>
      <text:p text:style-name="P23">digit ::= "0" | "1" | "2" | "3" | "4" | "5" | "6" | "7" | "8" | "9" ;</text:p>
      <text:p text:style-name="P23">symbol ::= "[" | "]" | "{" | "}" | "(" | ")" | "&lt;" | "&gt;"</text:p>
      <text:p text:style-name="P23"><text:s text:c="7"/>| "'" | '"' | "=" | "|" | "." | "," | ";" | "_" ;</text:p>
      <text:p text:style-name="P23"/>
      <text:p text:style-name="P23"/>
      <text:p text:style-name="P23"/>
      <text:p text:style-name="P28">Constructing <text:s/>reference type arguments</text:p>
      <text:p text:style-name="P28"/>
      <text:p text:style-name="P24"><text:span text:style-name="T13">Question</text:span><text:span text:style-name="T11">: </text:span>How do we construct method arguments that are refence types, such that <text:span text:style-name="T11">they have </text:span></text:p>
      <text:p text:style-name="P25">meaningful state?.</text:p>
      <text:p text:style-name="P24"/>
      <text:p text:style-name="P25"><text:span text:style-name="T12">Solution</text:span>: merge the argument grammar with the subject grammar.</text:p>
      <text:p text:style-name="P25"/>
      <text:p text:style-name="P25"><text:span text:style-name="T14">Question</text:span>: there may exist overlaps between the argument and subjects grammas. Ie return types and method names. </text:p>
      <text:p text:style-name="P24"/>
      <text:p text:style-name="P25"><text:span text:style-name="T14">Solution</text:span> : rename where appropriate</text:p>
      <text:p text:style-name="P25"/>
      <text:p text:style-name="P27">Example :</text:p>
      <text:p text:style-name="P27"/>
      <text:p text:style-name="P26">-consider the following subject gramamr for which we must introduce the grammar for </text:p>
      <text:p text:style-name="P26">reference type c2</text:p>
      <text:p text:style-name="P26"/>
      <text:p text:style-name="P26">test :- subject,rule+ .</text:p>
      <text:p text:style-name="P26">subject :- subjectID, '=', subjectConstructor,';' .</text:p>
      <text:p text:style-name="P26">subjectConstructor :- 'new', 'c1','(',')'</text:p>
      <text:p text:style-name="P26">subjectID :- 'x' .</text:p>
      <text:p text:style-name="P26">rule :- subjectAPI,';' .</text:p>
      <text:p text:style-name="P26">subjectAPI :- m1 | m2 .</text:p>
      <text:p text:style-name="P26">m1 :- subjectID, '.' add .</text:p>
      <text:p text:style-name="P26">m2 :- subjectID, '.' delete .</text:p>
      <text:p text:style-name="P26">add :- 'add','(',c2,')' .</text:p>
      <text:p text:style-name="P26">delete :- 'delete','(',c2,')' .</text:p>
      <text:p text:style-name="P26"/>
      <text:p text:style-name="P37"/>
      <text:p text:style-name="P37"/>
      <text:p text:style-name="P37"/>
      <text:p text:style-name="P37"/>
      <text:p text:style-name="P37"><text:soft-page-break/></text:p>
      <text:p text:style-name="P26">-the grammar of argument c2 is as follows</text:p>
      <text:p text:style-name="P26"/>
      <text:p text:style-name="P26">subject :- subjectID , '=', subjectConstructor, ';' . </text:p>
      <text:p text:style-name="P26">subjectConstructor :- 'new', 'c2','(',')' .</text:p>
      <text:p text:style-name="P26">subjectID :- 'y' .</text:p>
      <text:p text:style-name="P26"/>
      <text:p text:style-name="P26"/>
      <text:p text:style-name="P26">rule :- subjectAPI, ';' .</text:p>
      <text:p text:style-name="P26">subjectAPI :- m1 | m3</text:p>
      <text:p text:style-name="P26">m1 :- subjectID, '.', append .</text:p>
      <text:p text:style-name="P26">m3 :- subjectID, '.', delete .</text:p>
      <text:p text:style-name="P26">append :- 'append','(',')'</text:p>
      <text:p text:style-name="P26">delete :- 'delete', '('int,')' .</text:p>
      <text:p text:style-name="P26"/>
      <text:p text:style-name="P26">-Since there exists conflicts in method name and return type we must refactor the argument grammar as follows</text:p>
      <text:p text:style-name="P26"/>
      <text:p text:style-name="P26">c2 :- c2ID .</text:p>
      <text:p text:style-name="P26">c2Subject :- c2ID, '=', c2Constructor, ';' .</text:p>
      <text:p text:style-name="P26">c2Constructor :- 'new', 'c2','(',')' .</text:p>
      <text:p text:style-name="P26">c2ID :- 'y' .</text:p>
      <text:p text:style-name="P26">c2rule :- c2API, ';' .</text:p>
      <text:p text:style-name="P26">c2API :- c2.m1 | c2.m3 .</text:p>
      <text:p text:style-name="P26">c2.m1 :- c2ID, '.', c2-append .</text:p>
      <text:p text:style-name="P26">c2.m3 :- c2ID, '.', c2-delete .</text:p>
      <text:p text:style-name="P26">c2-append :- 'append','(',')' .</text:p>
      <text:p text:style-name="P26">c2-delete :- 'delete','(',int,')' </text:p>
      <text:p text:style-name="P26"/>
      <text:p text:style-name="P26"/>
      <text:p text:style-name="P26"/>
      <text:p text:style-name="P26">- we can then merge the 2 grammars</text:p>
      <text:p text:style-name="P26"/>
      <text:p text:style-name="P26"/>
      <text:p text:style-name="P26"/>
      <text:p text:style-name="P26"/>
      <text:p text:style-name="P36">Input to our program</text:p>
      <text:p text:style-name="P36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38">.<text:span text:style-name="T15">class </text:span></text:p>
          </table:table-cell>
          <table:table-cell table:style-name="Table3.B1" office:value-type="string">
            <text:p text:style-name="P38">.<text:span text:style-name="T15">java</text:span></text:p>
          </table:table-cell>
        </table:table-row>
        <table:table-row>
          <table:table-cell table:style-name="Table3.A2" office:value-type="string">
            <text:p text:style-name="P39">Many frameworks available for bytecode parsing/manipulation</text:p>
          </table:table-cell>
          <table:table-cell table:style-name="Table3.B2" office:value-type="string">
            <text:p text:style-name="P39">Limited frameworks available </text:p>
            <text:p text:style-name="P39">JavaParser might be an option</text:p>
          </table:table-cell>
        </table:table-row>
        <text:soft-page-break/>
        <table:table-row>
          <table:table-cell table:style-name="Table3.A2" office:value-type="string">
            <text:p text:style-name="P39">Possibility that we may have to convert from bytecode back to java code for gramam<text:span text:style-name="T16">a</text:span>r generation</text:p>
          </table:table-cell>
          <table:table-cell table:style-name="Table3.B2" office:value-type="string">
            <text:p text:style-name="P40">Could constructor a parser using antlr </text:p>
            <text:p text:style-name="P40">only need to extract methods </text:p>
            <text:p text:style-name="P40">and can discard the rest</text:p>
          </table:table-cell>
        </table:table-row>
        <table:table-row>
          <table:table-cell table:style-name="Table3.A2" office:value-type="string">
            <text:p text:style-name="P41"/>
          </table:table-cell>
          <table:table-cell table:style-name="Table3.B2" office:value-type="string">
            <text:p text:style-name="P40">Possible to use an approach that does not use parsing at all</text:p>
            <text:p text:style-name="P40">ie import the java file into project then use .getclass().getdelcaredMethods()</text:p>
          </table:table-cell>
        </table:table-row>
        <table:table-row>
          <table:table-cell table:style-name="Table3.A2" office:value-type="string">
            <text:p text:style-name="P38"/>
          </table:table-cell>
          <table:table-cell table:style-name="Table3.B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/>
          </table:table-cell>
          <table:table-cell table:style-name="Table3.B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/>
          </table:table-cell>
          <table:table-cell table:style-name="Table3.B2" office:value-type="string">
            <text:p text:style-name="P38"/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2:32:53.683242338</meta:creation-date>
    <dc:date>2021-04-14T22:44:35.047774159</dc:date>
    <meta:editing-duration>PT39M7S</meta:editing-duration>
    <meta:editing-cycles>8</meta:editing-cycles>
    <meta:generator>LibreOffice/6.4.2.2$Linux_X86_64 LibreOffice_project/40$Build-2</meta:generator>
    <meta:document-statistic meta:table-count="3" meta:image-count="0" meta:object-count="0" meta:page-count="14" meta:paragraph-count="428" meta:word-count="1787" meta:character-count="13993" meta:non-whitespace-character-count="12386"/>
  </office:meta>
</office:document-meta>
</file>